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be9" officeooo:paragraph-rsid="001dbbe9"/>
    </style:style>
    <style:style style:name="P2" style:family="paragraph" style:parent-style-name="Standard">
      <style:text-properties officeooo:rsid="002083b0" officeooo:paragraph-rsid="002083b0"/>
    </style:style>
    <style:style style:name="P3" style:family="paragraph" style:parent-style-name="Standard">
      <style:text-properties officeooo:rsid="0021107d" officeooo:paragraph-rsid="0021107d"/>
    </style:style>
    <style:style style:name="P4" style:family="paragraph" style:parent-style-name="Standard">
      <style:text-properties officeooo:rsid="002083b0" officeooo:paragraph-rsid="0022255b"/>
    </style:style>
    <style:style style:name="P5" style:family="paragraph" style:parent-style-name="Standard">
      <style:text-properties officeooo:rsid="0023661e" officeooo:paragraph-rsid="0023661e"/>
    </style:style>
    <style:style style:name="T1" style:family="text">
      <style:text-properties officeooo:rsid="002225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tube tutorial: https://youtu.be/1Eo9NSiS3Y8</text:p>
      <text:p text:style-name="P1"/>
      <text:p text:style-name="P1">Step 1: If folder ‘netmedias’ is not present, double click on ‘tutrialsetup’. <text:s/>This is a script that will perform various steps</text:p>
      <text:p text:style-name="P1"/>
      <text:p text:style-name="P3">Step2: launch flask server by cd into path and typing:</text:p>
      <text:p text:style-name="P3">python3 iot.py</text:p>
      <text:p text:style-name="P1"/>
      <text:p text:style-name="P2">json payload:</text:p>
      <text:p text:style-name="P2">{"device":"demo light","state":"true"}</text:p>
      <text:p text:style-name="P4">{"device":"<text:span text:style-name="T1">Rpi</text:span>","state":"true"}</text:p>
      <text:p text:style-name="P4"/>
      <text:p text:style-name="P5">My Notes:</text:p>
      <text:p text:style-name="P5">I’ve added the iot.py file to the ‘/etc/rc.local’ file. <text:s/>I used nano text editor. <text:s/>See link for info:</text:p>
      <text:p text:style-name="P5">link: <text:a xlink:type="simple" xlink:href="https://www.dexterindustries.com/howto/run-a-program-on-your-raspberry-pi-at-startup/" text:style-name="Internet_20_link" text:visited-style-name="Visited_20_Internet_20_Link">https://www.dexterindustries.com/howto/run-a-program-on-your-raspberry-pi-at-startup/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0:54:01.301397489</meta:creation-date>
    <meta:generator>LibreOffice/5.2.7.2$Linux_ARM_EABI LibreOffice_project/20m0$Build-2</meta:generator>
    <dc:date>2018-10-02T21:21:40.482426600</dc:date>
    <meta:editing-duration>PT9H50M43S</meta:editing-duration>
    <meta:editing-cycles>4</meta:editing-cycles>
    <meta:document-statistic meta:table-count="0" meta:image-count="0" meta:object-count="0" meta:page-count="1" meta:paragraph-count="10" meta:word-count="63" meta:character-count="524" meta:non-whitespace-character-count="468"/>
  </office:meta>
</office:document-meta>
</file>